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5cff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Ubuntu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Ubuntu1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Ubuntu1" fo:font-size="9.5pt" fo:language="nl" fo:country="NL" fo:font-weight="normal" officeooo:rsid="02e5ade6" officeooo:paragraph-rsid="01d5953d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2pt" fo:language="nl" fo:country="NL" officeooo:paragraph-rsid="01c25e39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3c311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0.5pt" fo:language="nl" fo:country="NL" fo:font-style="normal" fo:font-weight="normal" officeooo:paragraph-rsid="01d3c311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29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30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1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2" style:family="paragraph" style:parent-style-name="Standard">
      <style:text-properties officeooo:paragraph-rsid="01bf1350"/>
    </style:style>
    <style:style style:name="P33" style:family="paragraph" style:parent-style-name="Standard">
      <style:text-properties officeooo:paragraph-rsid="01c25e39"/>
    </style:style>
    <style:style style:name="P34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5" style:family="paragraph" style:parent-style-name="Standard">
      <style:text-properties officeooo:paragraph-rsid="01d3c311"/>
    </style:style>
    <style:style style:name="P3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591c3"/>
    </style:style>
    <style:style style:name="P37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38" style:family="paragraph" style:parent-style-name="Standard" style:list-style-name="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3c311" fo:hyphenate="false" fo:hyphenation-remain-char-count="2" fo:hyphenation-push-char-count="2" loext:hyphenation-no-caps="false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6fab7" fo:hyphenate="false" fo:hyphenation-remain-char-count="2" fo:hyphenation-push-char-count="2" loext:hyphenation-no-caps="false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7ad88" officeooo:paragraph-rsid="01d6fab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rsid="01d3c311" officeooo:paragraph-rsid="01d6fab7"/>
    </style:style>
    <style:style style:name="P44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paragraph-rsid="01d3c311"/>
    </style:style>
    <style:style style:name="P45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 style:list-style-name="L2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7" style:family="paragraph" style:parent-style-name="Standard" style:list-style-name="L2">
      <style:text-properties fo:color="#000000" loext:opacity="100%" style:font-name="Ubuntu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8" style:family="paragraph" style:parent-style-name="Standard">
      <style:text-properties officeooo:paragraph-rsid="01d3c311"/>
    </style:style>
    <style:style style:name="P49" style:family="paragraph" style:parent-style-name="Standard">
      <style:text-properties officeooo:paragraph-rsid="01d6fab7"/>
    </style:style>
    <style:style style:name="P5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f347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3b6b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f03f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d0c0c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489e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71b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53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a7dd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ae9d1f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aacff6" fo:background-color="transparent" loext:char-shading-value="0" style:font-name-asian="DejaVu Sans1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abfa2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071b61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0bd53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125763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1286ee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font-name="Ubuntu1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font-name="Ubuntu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font-name="Ubuntu1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font-name="Ubuntu1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font-name="Ubuntu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6" style:family="text">
      <style:text-properties fo:color="#000000" loext:opacity="100%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7" style:family="text">
      <style:text-properties fo:color="#000000" loext:opacity="100%" fo:language="nl" fo:country="NL" fo:background-color="transparent" loext:char-shading-value="0" style:font-size-asian="12pt" style:language-asian="nl" style:country-asian="NL" style:font-size-complex="12pt"/>
    </style:style>
    <style:style style:name="T78" style:family="text">
      <style:text-properties fo:color="#000000" loext:opacity="100%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79" style:family="text">
      <style:text-properties fo:color="#000000" loext:opacity="100%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80" style:family="text">
      <style:text-properties fo:color="#000000" loext:opacity="100%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81" style:family="text">
      <style:text-properties style:text-line-through-style="none" style:text-line-through-type="none" style:font-name="Ubuntu1" fo:font-size="12pt" style:text-underline-style="none" style:font-name-asian="DejaVu Sans1" style:font-size-asian="12pt" style:font-size-complex="12pt"/>
    </style:style>
    <style:style style:name="T82" style:family="text">
      <style:text-properties style:text-line-through-style="none" style:text-line-through-type="none" style:font-name="Ubuntu1" fo:font-size="12pt" style:text-underline-style="none" fo:font-weight="normal" officeooo:rsid="0181027b" style:font-name-asian="DejaVu Sans1" style:font-size-asian="12pt" style:font-weight-asian="normal" style:font-size-complex="12pt" style:language-complex="nl" style:country-complex="NL" style:font-weight-complex="normal"/>
    </style:style>
    <style:style style:name="T83" style:family="text">
      <style:text-properties style:text-line-through-style="none" style:text-line-through-type="none" style:font-name="Ubuntu1" fo:font-size="12pt" style:text-underline-style="none" fo:font-weight="normal" officeooo:rsid="01cfb878" style:font-name-asian="DejaVu Sans1" style:font-size-asian="12pt" style:font-weight-asian="normal" style:font-size-complex="12pt" style:language-complex="nl" style:country-complex="NL" style:font-weight-complex="normal"/>
    </style:style>
    <style:style style:name="T84" style:family="text">
      <style:text-properties style:text-line-through-style="none" style:text-line-through-type="none" style:font-name="Ubuntu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85" style:family="text">
      <style:text-properties style:text-line-through-style="none" style:text-line-through-type="none" style:font-name="Ubuntu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86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87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88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89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90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91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92" style:family="text">
      <style:text-properties style:use-window-font-color="true" loext:opacity="0%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style:use-window-font-color="true" loext:opacity="0%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font-size="12pt" style:text-underline-style="none" style:font-size-asian="12pt" style:font-size-complex="12pt"/>
    </style:style>
    <style:style style:name="T99" style:family="text">
      <style:text-properties fo:font-size="12pt" style:text-underline-style="none" officeooo:rsid="0154e886" style:font-size-asian="12pt" style:font-size-complex="12pt"/>
    </style:style>
    <style:style style:name="T100" style:family="text">
      <style:text-properties fo:font-size="12pt" style:text-underline-style="none" officeooo:rsid="0183b5ef" style:font-size-asian="12pt" style:font-size-complex="12pt"/>
    </style:style>
    <style:style style:name="T101" style:family="text">
      <style:text-properties fo:font-size="12pt" style:text-underline-style="none" officeooo:rsid="00ea2e88" style:font-size-asian="12pt" style:font-size-complex="12pt"/>
    </style:style>
    <style:style style:name="T102" style:family="text">
      <style:text-properties fo:font-size="12pt" style:text-underline-style="none" officeooo:rsid="00fe272b" style:font-size-asian="12pt" style:font-size-complex="12pt"/>
    </style:style>
    <style:style style:name="T103" style:family="text">
      <style:text-properties fo:font-size="12pt" style:text-underline-style="none" officeooo:rsid="02e5ade6" style:font-size-asian="12pt" style:font-size-complex="12pt"/>
    </style:style>
    <style:style style:name="T104" style:family="text">
      <style:text-properties officeooo:rsid="01941de5"/>
    </style:style>
    <style:style style:name="T105" style:family="text">
      <style:text-properties officeooo:rsid="019e5634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1abfa26" style:font-weight-asian="bold" style:font-weight-complex="bold"/>
    </style:style>
    <style:style style:name="T108" style:family="text">
      <style:text-properties officeooo:rsid="01a6e211"/>
    </style:style>
    <style:style style:name="T109" style:family="text">
      <style:text-properties officeooo:rsid="01cf9289"/>
    </style:style>
    <style:style style:name="T110" style:family="text">
      <style:text-properties style:font-name="Ubuntu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111" style:family="text">
      <style:text-properties style:font-name="Ubuntu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112" style:family="text">
      <style:text-properties officeooo:rsid="0181027b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Strong_20_Emphasis"><text:span text:style-name="T69">C</text:span></text:span><text:span text:style-name="Strong_20_Emphasis"><text:span text:style-name="T64">hecklist voor </text:span></text:span><text:span text:style-name="Strong_20_Emphasis"><text:span text:style-name="T73">de installatie</text:span></text:span><text:span text:style-name="Strong_20_Emphasis"><text:span text:style-name="T64"> van </text:span></text:span><text:reference-mark-start text:name="Distributie"/><text:span text:style-name="Strong_20_Emphasis"><text:span text:style-name="T70">Ubunt</text:span></text:span><text:span text:style-name="Strong_20_Emphasis"><text:span text:style-name="T71">u</text:span></text:span><text:reference-mark-end text:name="Distributie"/><text:span text:style-name="Strong_20_Emphasis"><text:span text:style-name="T64"> </text:span></text:span><text:reference-mark-start text:name="Versie"/><text:span text:style-name="T105">20</text:span><text:span text:style-name="Strong_20_Emphasis"><text:span text:style-name="T64">.0</text:span></text:span><text:span text:style-name="Strong_20_Emphasis"><text:span text:style-name="T65">4</text:span></text:span><text:reference-mark-end text:name="Versie"/><text:span text:style-name="Strong_20_Emphasis"><text:span text:style-name="T49"> </text:span></text:span><text:span text:style-name="Strong_20_Emphasis"><text:span text:style-name="T50">LTS</text:span></text:span><text:span text:style-name="Strong_20_Emphasis"><text:span text:style-name="T64"> </text:span></text:span><text:reference-mark-start text:name="Editie"/><text:span text:style-name="Strong_20_Emphasis"><text:span text:style-name="T66">desktop</text:span></text:span><text:reference-mark-end text:name="Editie"/><text:span text:style-name="Strong_20_Emphasis"><text:span text:style-name="T67"> </text:span></text:span><text:span text:style-name="Strong_20_Emphasis"><text:span text:style-name="T64">op </text:span></text:span><text:reference-mark-start text:name="Computernaam"/><text:span text:style-name="Strong_20_Emphasis"><text:span text:style-name="T72">pc</text:span></text:span><text:span text:style-name="Strong_20_Emphasis"><text:span text:style-name="T64">01</text:span></text:span><text:reference-mark-end text:name="Computernaam"/><text:span text:style-name="T68">.</text:span></text:p>
      <text:p text:style-name="P2"><text:span text:style-name="Strong_20_Emphasis"><text:span text:style-name="T3"/></text:span></text:p>
      <text:p text:style-name="P3"><text:span text:style-name="T92">K</text:span><text:span text:style-name="T3">ijk op</text:span><text:span text:style-name="T64"> </text:span><text:a xlink:type="simple" xlink:href="https://karelzimmer.nl/" text:style-name="Internet_20_link" text:visited-style-name="Visited_20_Internet_20_Link"><text:span text:style-name="Internet_20_link"><text:span text:style-name="T94">karelzimmer.nl</text:span></text:span></text:a><text:span text:style-name="T64"> </text:span><text:span text:style-name="T5">voor</text:span><text:span text:style-name="T4"> </text:span><text:span text:style-name="T93">deze en andere </text:span><text:span text:style-name="T6">checklists, scripts, en overige bestanden.</text:span></text:p>
      <text:p text:style-name="P27"/>
      <text:p text:style-name="P34"><text:span text:style-name="T46">D</text:span><text:span text:style-name="T45">it is een invulbare PD</text:span><text:span text:style-name="T47">F</text:span><text:span text:style-name="T45"> met keuzevakken; </text:span><text:span text:style-name="T48">a</text:span><text:span text:style-name="T45">fdrukken is niet noodzakelijk.</text:span></text:p>
      <text:p text:style-name="P11"><text:span text:style-name="Strong_20_Emphasis"><text:span text:style-name="T74"/></text:span></text:p>
      <text:p text:style-name="P17"><text:span text:style-name="Definition"><text:span text:style-name="T96">g</text:span></text:span><text:span text:style-name="Definition"><text:span text:style-name="T95">ebruiker</text:span></text:span><text:span text:style-name="T64"><text:tab/><text:tab/><text:tab/></text:span><text:span text:style-name="User_20_Entry"><text:span text:style-name="T77">Mo</text:span></text:span><text:span text:style-name="User_20_Entry"><text:span text:style-name="T78">n</text:span></text:span><text:span text:style-name="User_20_Entry"><text:span text:style-name="T79">i</text:span></text:span><text:span text:style-name="User_20_Entry"><text:span text:style-name="T78">q</text:span></text:span><text:span text:style-name="User_20_Entry"><text:span text:style-name="T79">u</text:span></text:span><text:span text:style-name="User_20_Entry"><text:span text:style-name="T78">e Zimmer</text:span></text:span></text:p>
      <text:p text:style-name="P17"><text:span text:style-name="Definition"><text:span text:style-name="T96">g</text:span></text:span><text:span text:style-name="Definition"><text:span text:style-name="T95">ebruikersnaam<text:tab/></text:span></text:span><text:span text:style-name="User_20_Entry"><text:span text:style-name="T77">mon</text:span></text:span><text:span text:style-name="User_20_Entry"><text:span text:style-name="T78">ique</text:span></text:span></text:p>
      <text:p text:style-name="P18"><text:span text:style-name="Definition"><text:span text:style-name="T96">c</text:span></text:span><text:span text:style-name="Definition"><text:span text:style-name="T95">omputernaam<text:tab/></text:span></text:span><text:span text:style-name="User_20_Entry"><text:span text:style-name="T75"><text:reference-ref text:reference-format="text" text:ref-name="Computernaam">pc01</text:reference-ref></text:span></text:span></text:p>
      <text:list xml:id="list1148795041" text:style-name="L1">
        <text:list-header>
          <text:p text:style-name="P37"><text:span text:style-name="Definition"><text:span text:style-name="T96">o</text:span></text:span><text:span text:style-name="Definition"><text:span text:style-name="T97">pstartmenu</text:span></text:span><text:span text:style-name="T64"><text:tab/><text:tab/></text:span><text:span text:style-name="User_20_Entry"><text:span text:style-name="T76">F12</text:span></text:span></text:p>
        </text:list-header>
      </text:list>
      <text:p text:style-name="P19"><text:span text:style-name="Definition"><text:span text:style-name="T96">i</text:span></text:span><text:span text:style-name="Definition"><text:span text:style-name="T97">nstellingen</text:span></text:span><text:span text:style-name="T64"><text:tab/><text:tab/><text:tab/></text:span><text:span text:style-name="User_20_Entry"><text:span text:style-name="T77">F</text:span></text:span><text:span text:style-name="User_20_Entry"><text:span text:style-name="T80">2</text:span></text:span></text:p>
      <text:p text:style-name="P10"/>
      <text:p text:style-name="P9"/>
      <text:list xml:id="list3414576949" text:style-name="L2">
        <text:list-item>
          <text:p text:style-name="P46">Installatie voorbereiden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2"><text:span text:style-name="Strong_20_Emphasis"><text:span text:style-name="T13"><text:s/></text:span></text:span><text:span text:style-name="Strong_20_Emphasis"><text:span text:style-name="T42"><draw:control text:anchor-type="as-char" draw:z-index="5" draw:name="Vorm1" draw:style-name="gr1" draw:text-style-name="P50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4">Volg</text:span></text:span><text:span text:style-name="Strong_20_Emphasis"><text:span text:style-name="T15"> de stappen in </text:span></text:span><text:span text:style-name="Strong_20_Emphasis"><text:span text:style-name="T16">Checklist</text:span></text:span><text:span text:style-name="Strong_20_Emphasis"><text:span text:style-name="T22"> </text:span></text:span><text:span text:style-name="Strong_20_Emphasis"><text:span text:style-name="T16">installatie</text:span></text:span><text:span text:style-name="Strong_20_Emphasis"><text:span text:style-name="T22">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22"><text:s/></text:span></text:span><text:span text:style-name="Strong_20_Emphasis"><text:span text:style-name="T16"><text:reference-ref text:reference-format="text" text:ref-name="Versie">20.04</text:reference-ref></text:span></text:span><text:span text:style-name="Strong_20_Emphasis"><text:span text:style-name="T22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6"/>
      <text:p text:style-name="P5"/>
      <text:list xml:id="list160133610291789" text:continue-numbering="true" text:style-name="L2">
        <text:list-item>
          <text:p text:style-name="P47">Installatie uitvoeren</text:p>
        </text:list-item>
      </text:list>
      <text:p text:style-name="P31"/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49"><text:span text:style-name="Strong_20_Emphasis"><text:span text:style-name="T13"><text:s/></text:span></text:span><text:span text:style-name="Strong_20_Emphasis"><text:span text:style-name="T42"><draw:control text:anchor-type="as-char" draw:z-index="7" draw:name="Vorm2" draw:style-name="gr1" draw:text-style-name="P50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41"><text:span text:style-name="Strong_20_Emphasis"><text:span text:style-name="T23">Start de computer op vanaf</text:span></text:span><text:span text:style-name="Strong_20_Emphasis"><text:span text:style-name="T19"> </text:span></text:span><text:span text:style-name="Strong_20_Emphasis"><text:span text:style-name="T18">een 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19"><text:s/></text:span></text:span><text:span text:style-name="Strong_20_Emphasis"><text:span text:style-name="T19"><text:reference-ref text:reference-format="text" text:ref-name="Versie">20.04</text:reference-ref></text:span></text:span><text:span text:style-name="Strong_20_Emphasis"><text:span text:style-name="T19"><text:s/></text:span></text:span><text:span text:style-name="Strong_20_Emphasis"><text:span text:style-name="T19"><text:reference-ref text:reference-format="text" text:ref-name="Editie">desktop</text:reference-ref></text:span></text:span><text:span text:style-name="Strong_20_Emphasis"><text:span text:style-name="T19"><text:s/></text:span></text:span><text:span text:style-name="Strong_20_Emphasis"><text:span text:style-name="T20">64</text:span></text:span><text:span text:style-name="Strong_20_Emphasis"><text:span text:style-name="T21">-bit</text:span></text:span><text:span text:style-name="Strong_20_Emphasis"><text:span text:style-name="T19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1"><text:span text:style-name="T9">K</text:span><text:span text:style-name="T10">ies </text:span><text:span text:style-name="Strong_20_Emphasis"><text:span text:style-name="T59">UEFI BOOT: ubuntu</text:span></text:span><text:span text:style-name="T59"> </text:span><text:span text:style-name="T60">(o.i.d, wat er extra verschijnt, </text:span><text:span text:style-name="T61">b.v. UEFI: INT13...</text:span><text:span text:style-name="T60">)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1"><text:span text:style-name="T11">Als de melding </text:span><text:span text:style-name="Strong_20_Emphasis"><text:span text:style-name="T62">Failed to set MokListRT: Out of Resources</text:span></text:span><text:span text:style-name="T11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9"><text:span text:style-name="Strong_20_Emphasis"><text:span text:style-name="T13"><text:s/></text:span></text:span><text:span text:style-name="Strong_20_Emphasis"><text:span text:style-name="T42"><draw:control text:anchor-type="as-char" draw:z-index="8" draw:name="Vorm3_1" draw:style-name="gr1" draw:text-style-name="P50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41"><text:span text:style-name="T11">Ga naar BIOS setup, selecteer </text:span><text:span text:style-name="Strong_20_Emphasis"><text:span text:style-name="T62">General</text:span></text:span><text:span text:style-name="T11"> &gt; </text:span><text:span text:style-name="Strong_20_Emphasis"><text:span text:style-name="T62">Boot Sequence</text:span></text:span><text:span text:style-name="T11">, zorg ervoor dat </text:span><text:span text:style-name="Strong_20_Emphasis"><text:span text:style-name="T62">UEFI</text:span></text:span><text:span text:style-name="T11"> is geselecteerd en klik op </text:span><text:span text:style-name="Strong_20_Emphasis"><text:span text:style-name="T62">Add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9"><text:span text:style-name="Strong_20_Emphasis"><text:span text:style-name="T13"><text:s/></text:span></text:span><text:span text:style-name="Strong_20_Emphasis"><text:span text:style-name="T42"><draw:control text:anchor-type="as-char" draw:z-index="9" draw:name="Vorm4_1" draw:style-name="gr1" draw:text-style-name="P50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1"><text:span text:style-name="T11">Vul </text:span><text:span text:style-name="T12">in als </text:span><text:span text:style-name="T11">naam </text:span><text:span text:style-name="Strong_20_Emphasis"><text:span text:style-name="T62">Ubuntu</text:span></text:span><text:span text:style-name="T11"> en blader naar </text:span><text:span text:style-name="Strong_20_Emphasis"><text:span text:style-name="T62">grubx64.efi</text:span></text:span><text:span text:style-name="T11">, klik op </text:span><text:span text:style-name="Strong_20_Emphasis"><text:span text:style-name="T62">OK</text:span></text:span><text:span text:style-name="T11"> en </text:span><text:span text:style-name="Strong_20_Emphasis"><text:span text:style-name="T62">Save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9"><text:span text:style-name="Strong_20_Emphasis"><text:span text:style-name="T13"><text:s/></text:span></text:span><text:span text:style-name="Strong_20_Emphasis"><text:span text:style-name="T42"><draw:control text:anchor-type="as-char" draw:z-index="10" draw:name="Vorm5_1" draw:style-name="gr1" draw:text-style-name="P50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41"><text:span text:style-name="T11">Start opnieuw op met keuze </text:span><text:span text:style-name="Strong_20_Emphasis"><text:span text:style-name="T62">Ubuntu</text:span></text:span><text:span text:style-name="T63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9"><text:span text:style-name="Strong_20_Emphasis"><text:span text:style-name="T13"><text:s/></text:span></text:span><text:span text:style-name="Strong_20_Emphasis"><text:span text:style-name="T42"><draw:control text:anchor-type="as-char" draw:z-index="11" draw:name="Vorm6" draw:style-name="gr1" draw:text-style-name="P50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42"><text:span text:style-name="T108">Volg de </text:span><text:span text:style-name="T109">vervolg</text:span><text:span text:style-name="T108">stappen in </text:span><text:span text:style-name="Strong_20_Emphasis"><text:span text:style-name="T110">Checklist</text:span></text:span><text:span text:style-name="Strong_20_Emphasis"><text:span text:style-name="T111"> </text:span></text:span><text:span text:style-name="Strong_20_Emphasis"><text:span text:style-name="T110">installatie</text:span></text:span><text:span text:style-name="Strong_20_Emphasis"><text:span text:style-name="T111"> </text:span></text:span><text:span text:style-name="Strong_20_Emphasis"><text:span text:style-name="T110"><text:reference-ref text:reference-format="text" text:ref-name="Distributie">Ubuntu</text:reference-ref></text:span></text:span><text:span text:style-name="Strong_20_Emphasis"><text:span text:style-name="T111"><text:s/></text:span></text:span><text:span text:style-name="Strong_20_Emphasis"><text:span text:style-name="T110"><text:reference-ref text:reference-format="text" text:ref-name="Versie">20.04</text:reference-ref></text:span></text:span><text:span text:style-name="Strong_20_Emphasis"><text:span text:style-name="T111"><text:s/></text:span></text:span><text:span text:style-name="Strong_20_Emphasis"><text:span text:style-name="T110"><text:reference-ref text:reference-format="text" text:ref-name="Editie">desktop</text:reference-ref></text:span></text:span><text:span text:style-name="T112">.</text:span></text:p>
          </table:table-cell>
        </table:table-row>
      </table:table>
      <text:p text:style-name="P49"/>
      <text:p text:style-name="P44"/>
      <text:p text:style-name="P4"/>
      <text:p text:style-name="P38"/>
      <text:list xml:id="list160132668220267" text:continue-numbering="true" text:style-name="L2">
        <text:list-item>
          <text:p text:style-name="P45">Installatie afronden</text:p>
        </text:list-item>
      </text:list>
      <text:p text:style-name="P16"><text:span text:style-name="Emphasis"><text:span text:style-name="T8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13"><text:s/></text:span></text:span><text:span text:style-name="Strong_20_Emphasis"><text:span text:style-name="T42"><draw:control text:anchor-type="as-char" draw:z-index="6" draw:name="Vorm3" draw:style-name="gr1" draw:text-style-name="P5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4"><text:span text:style-name="Strong_20_Emphasis"><text:span text:style-name="T14">Volg</text:span></text:span><text:span text:style-name="Strong_20_Emphasis"><text:span text:style-name="T15"> de stappen in </text:span></text:span><text:span text:style-name="Strong_20_Emphasis"><text:span text:style-name="T16">Checklist</text:span></text:span><text:span text:style-name="Strong_20_Emphasis"><text:span text:style-name="T22"> </text:span></text:span><text:span text:style-name="Strong_20_Emphasis"><text:span text:style-name="T16">installatie</text:span></text:span><text:span text:style-name="Strong_20_Emphasis"><text:span text:style-name="T22">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22"><text:s/></text:span></text:span><text:span text:style-name="Strong_20_Emphasis"><text:span text:style-name="T16"><text:reference-ref text:reference-format="text" text:ref-name="Versie">20.04</text:reference-ref></text:span></text:span><text:span text:style-name="Strong_20_Emphasis"><text:span text:style-name="T22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22"/>
      <text:p text:style-name="P21"/>
      <text:list xml:id="list160133131594638" text:continue-numbering="true" text:style-name="L2">
        <text:list-item>
          <text:p text:style-name="P39"><text:span text:style-name="T106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866006821168">
          <table:table-cell table:style-name="_34_._5f_Gebruiker_5f_inrichten.A1" office:value-type="string">
            <text:p text:style-name="P28"><text:span text:style-name="Strong_20_Emphasis"><text:span text:style-name="T31"><text:s/></text:span></text:span><text:span text:style-name="Strong_20_Emphasis"><text:span text:style-name="T43"><draw:control text:anchor-type="as-char" draw:z-index="0" draw:name="Vorm4" draw:style-name="gr1" draw:text-style-name="P50" svg:width="0.35cm" svg:height="0.35cm" draw:control="control1"/></text:span></text:span></text:p>
          </table:table-cell>
          <table:table-cell table:style-name="_34_._5f_Gebruiker_5f_inrichten.A1" office:value-type="string">
            <text:p text:style-name="P7"><text:span text:style-name="T104">Volg de stappen in </text:span><text:span text:style-name="Strong_20_Emphasis"><text:span text:style-name="T84">Checklist</text:span></text:span><text:span text:style-name="Strong_20_Emphasis"><text:span text:style-name="T85"> </text:span></text:span><text:span text:style-name="Strong_20_Emphasis"><text:span text:style-name="T84">installatie</text:span></text:span><text:span text:style-name="Strong_20_Emphasis"><text:span text:style-name="T85"> </text:span></text:span><text:span text:style-name="Strong_20_Emphasis"><text:span text:style-name="T84"><text:reference-ref text:reference-format="text" text:ref-name="Distributie">Ubuntu</text:reference-ref></text:span></text:span><text:span text:style-name="Strong_20_Emphasis"><text:span text:style-name="T85"><text:s/></text:span></text:span><text:span text:style-name="Strong_20_Emphasis"><text:span text:style-name="T84"><text:reference-ref text:reference-format="text" text:ref-name="Versie">20.04</text:reference-ref></text:span></text:span><text:span text:style-name="Strong_20_Emphasis"><text:span text:style-name="T85"><text:s/></text:span></text:span><text:span text:style-name="Strong_20_Emphasis"><text:span text:style-name="T84"><text:reference-ref text:reference-format="text" text:ref-name="Editie">desktop</text:reference-ref></text:span></text:span><text:span text:style-name="T104">.</text:span></text:p>
          </table:table-cell>
        </table:table-row>
        <table:table-row table:style-name="TableLine94866006854272">
          <table:table-cell table:style-name="_34_._5f_Gebruiker_5f_inrichten.A1" office:value-type="string">
            <text:p text:style-name="P29"><text:span text:style-name="Strong_20_Emphasis"><text:span text:style-name="T31"><text:s/></text:span></text:span><text:span text:style-name="Strong_20_Emphasis"><text:span text:style-name="T43"><draw:control text:anchor-type="as-char" draw:z-index="1" draw:name="Vorm5" draw:style-name="gr1" draw:text-style-name="P50" svg:width="0.35cm" svg:height="0.35cm" draw:control="control2"/></text:span></text:span></text:p>
          </table:table-cell>
          <table:table-cell table:style-name="_34_._5f_Gebruiker_5f_inrichten.A1" office:value-type="string">
            <text:p text:style-name="P30"><text:span text:style-name="Strong_20_Emphasis"><text:span text:style-name="T52">Stel </text:span></text:span><text:span text:style-name="Strong_20_Emphasis"><text:span text:style-name="T53">a</text:span></text:span><text:span text:style-name="Strong_20_Emphasis"><text:span text:style-name="T52">utomatisch aanmelden in </text:span></text:span><text:span text:style-name="Strong_20_Emphasis"><text:span text:style-name="T32">via </text:span></text:span><text:span text:style-name="Strong_20_Emphasis"><text:span text:style-name="T33">een klik op </text:span></text:span><text:span text:style-name="Strong_20_Emphasis"><text:span text:style-name="T34">de </text:span></text:span><text:span text:style-name="Strong_20_Emphasis"><text:span text:style-name="T51">Super</text:span></text:span><text:span text:style-name="Strong_20_Emphasis"><text:span text:style-name="T34">-toets, </text:span></text:span><text:span text:style-name="Strong_20_Emphasis"><text:span text:style-name="T35">t</text:span></text:span><text:span text:style-name="Strong_20_Emphasis"><text:span text:style-name="T37">yp </text:span></text:span><text:span text:style-name="Strong_20_Emphasis"><text:span text:style-name="T44">gebr</text:span></text:span><text:span text:style-name="Strong_20_Emphasis"><text:span text:style-name="T38"> </text:span></text:span><text:span text:style-name="Strong_20_Emphasis"><text:span text:style-name="T39">e</text:span></text:span><text:span text:style-name="Strong_20_Emphasis"><text:span text:style-name="T32">n </text:span></text:span><text:span text:style-name="Strong_20_Emphasis"><text:span text:style-name="T40">k</text:span></text:span><text:span text:style-name="Strong_20_Emphasis"><text:span text:style-name="T39">lik </text:span></text:span><text:span text:style-name="Strong_20_Emphasis"><text:span text:style-name="T36">naast </text:span></text:span><text:span text:style-name="Strong_20_Emphasis"><text:span text:style-name="T44">Instellingen</text:span></text:span><text:span text:style-name="Strong_20_Emphasis"><text:span text:style-name="T36"> op </text:span></text:span><text:span text:style-name="Strong_20_Emphasis"><text:span text:style-name="T44">Gebruikers</text:span></text:span><text:span text:style-name="Strong_20_Emphasis"><text:span text:style-name="T36">.</text:span></text:span></text:p>
          </table:table-cell>
        </table:table-row>
        <table:table-row table:style-name="TableLine94866006865488">
          <table:table-cell table:style-name="_34_._5f_Gebruiker_5f_inrichten.A1" office:value-type="string">
            <text:p text:style-name="P29"><text:span text:style-name="Strong_20_Emphasis"><text:span text:style-name="T31"><text:s/></text:span></text:span><text:span text:style-name="Strong_20_Emphasis"><text:span text:style-name="T43"><draw:control text:anchor-type="as-char" draw:z-index="2" draw:name="Vorm7" draw:style-name="gr1" draw:text-style-name="P50" svg:width="0.35cm" svg:height="0.35cm" draw:control="control3"/></text:span></text:span></text:p>
          </table:table-cell>
          <table:table-cell table:style-name="_34_._5f_Gebruiker_5f_inrichten.A1" office:value-type="string">
            <text:p text:style-name="P8">Klik op <text:span text:style-name="T106">Ontgrendelen</text:span>.</text:p>
          </table:table-cell>
        </table:table-row>
        <table:table-row table:style-name="TableLine94866006855264">
          <table:table-cell table:style-name="_34_._5f_Gebruiker_5f_inrichten.A1" office:value-type="string">
            <text:p text:style-name="P29"><text:span text:style-name="Strong_20_Emphasis"><text:span text:style-name="T31"><text:s/></text:span></text:span><text:span text:style-name="Strong_20_Emphasis"><text:span text:style-name="T43"><draw:control text:anchor-type="as-char" draw:z-index="3" draw:name="Vorm8" draw:style-name="gr1" draw:text-style-name="P50" svg:width="0.35cm" svg:height="0.35cm" draw:control="control4"/></text:span></text:span></text:p>
          </table:table-cell>
          <table:table-cell table:style-name="_34_._5f_Gebruiker_5f_inrichten.A1" office:value-type="string">
            <text:p text:style-name="P8">Zet schuifje achter <text:span text:style-name="T106">Automatisch </text:span><text:span text:style-name="T107">aanmelden</text:span> aan.</text:p>
          </table:table-cell>
        </table:table-row>
        <table:table-row table:style-name="TableLine94866006855872">
          <table:table-cell table:style-name="_34_._5f_Gebruiker_5f_inrichten.A1" office:value-type="string">
            <text:p text:style-name="P29"><text:span text:style-name="Strong_20_Emphasis"><text:span text:style-name="T31"><text:s/></text:span></text:span><text:span text:style-name="Strong_20_Emphasis"><text:span text:style-name="T43"><draw:control text:anchor-type="as-char" draw:z-index="4" draw:name="Vorm9" draw:style-name="gr1" draw:text-style-name="P50" svg:width="0.35cm" svg:height="0.35cm" draw:control="control5"/></text:span></text:span></text:p>
          </table:table-cell>
          <table:table-cell table:style-name="_34_._5f_Gebruiker_5f_inrichten.A1" office:value-type="string">
            <text:p text:style-name="P8">Sluit <text:span text:style-name="T106">Gebruikers</text:span> af.</text:p>
          </table:table-cell>
        </table:table-row>
      </table:table>
      <text:p text:style-name="P13"/>
      <text:p text:style-name="P14"/>
      <text:p text:style-name="P15"><text:span text:style-name="T87">E</text:span><text:span text:style-name="T88">inde c</text:span><text:span text:style-name="T86">hecklist, </text:span><text:span text:style-name="T89">d</text:span><text:span text:style-name="T86">e</text:span><text:span text:style-name="T98"> installatie van </text:span><text:span text:style-name="T98"><text:reference-ref text:reference-format="text" text:ref-name="Distributie">Ubuntu</text:reference-ref></text:span><text:span text:style-name="T98"><text:s/></text:span><text:span text:style-name="T99"><text:reference-ref text:reference-format="text" text:ref-name="Versie">20.04</text:reference-ref></text:span><text:span text:style-name="T90"><text:s/></text:span><text:span text:style-name="T91">LTS</text:span><text:span text:style-name="T86"> </text:span><text:span text:style-name="T98"><text:reference-ref text:reference-format="text" text:ref-name="Editie">desktop</text:reference-ref></text:span><text:span text:style-name="T98"><text:s/></text:span><text:span text:style-name="T100">op </text:span><text:span text:style-name="T100"><text:reference-ref text:reference-format="text" text:ref-name="Computernaam">pc01</text:reference-ref></text:span><text:span text:style-name="T100"><text:s/></text:span><text:span text:style-name="T98">is voltooid.</text:span></text:p>
      <text:p text:style-name="P12"/>
      <text:p text:style-name="P20"><text:span text:style-name="T41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desktop pc01</text:file-name><text:tab/><text:date style:data-style-name="N36" text:date-value="2021-10-17T16:01:31.540048434">17-10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1-10-17T16:01:31.467964223</dc:date>
    <meta:keyword>Installatie</meta:keyword>
    <meta:keyword>Checklist</meta:keyword>
    <meta:keyword>Linux</meta:keyword>
    <meta:editing-cycles>3059</meta:editing-cycles>
    <meta:editing-duration>P7DT14H21S</meta:editing-duration>
    <meta:document-statistic meta:table-count="4" meta:image-count="0" meta:object-count="0" meta:page-count="2" meta:paragraph-count="42" meta:word-count="229" meta:character-count="1533" meta:non-whitespace-character-count="1319"/>
    <meta:user-defined meta:name="Info 1"/>
    <meta:user-defined meta:name="Info 2"/>
    <meta:user-defined meta:name="Info 3"/>
    <meta:user-defined meta:name="Info 4"/>
  </office:meta>
</office:document-meta>
</file>